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157cm" fo:break-before="auto" style:use-optimal-row-height="true"/>
    </style:style>
    <style:style style:name="ro18" style:family="table-row">
      <style:table-row-properties style:row-height="8.345cm" fo:break-before="auto" style:use-optimal-row-height="true"/>
    </style:style>
    <style:style style:name="ro19" style:family="table-row">
      <style:table-row-properties style:row-height="15.453cm" fo:break-before="auto" style:use-optimal-row-height="true"/>
    </style:style>
    <style:style style:name="ro20" style:family="table-row">
      <style:table-row-properties style:row-height="17.427cm" fo:break-before="auto" style:use-optimal-row-height="true"/>
    </style:style>
    <style:style style:name="ro21" style:family="table-row">
      <style:table-row-properties style:row-height="18.613cm" fo:break-before="auto" style:use-optimal-row-height="true"/>
    </style:style>
    <style:style style:name="ro22" style:family="table-row">
      <style:table-row-properties style:row-height="2.422cm" fo:break-before="auto" style:use-optimal-row-height="true"/>
    </style:style>
    <style:style style:name="ro23" style:family="table-row">
      <style:table-row-properties style:row-height="5.186cm" fo:break-before="auto" style:use-optimal-row-height="true"/>
    </style:style>
    <style:style style:name="ro24" style:family="table-row">
      <style:table-row-properties style:row-height="9.4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5"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7"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26"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27"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28"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9"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3"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4"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 style:family="table-cell" style:parent-style-name="Default">
      <style:table-cell-properties fo:background-color="#a33e03" fo:wrap-option="wrap"/>
      <style:text-properties fo:color="#ffffff" fo:font-weight="bold" style:font-weight-asian="bold" style:font-weight-complex="bold"/>
    </style:style>
    <style:style style:name="ce8"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9"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2" style:family="table-cell" style:parent-style-name="Default">
      <style:table-cell-properties fo:wrap-option="wrap" style:vertical-align="middle"/>
    </style:style>
    <style:style style:name="ce53"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5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5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5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5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5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8"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2"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9"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80"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1"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2"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3" style:family="table-cell" style:parent-style-name="Default">
      <style:table-cell-properties fo:border-bottom="none" fo:wrap-option="wrap" fo:border-left="1.5pt solid #000000" fo:border-right="none" fo:border-top="none" style:vertical-align="middle"/>
    </style:style>
    <style:style style:name="ce4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49"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5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6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77"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8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06"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75"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06"/>
        <table:table-column table:style-name="co2" table:default-cell-style-name="ce106"/>
        <table:table-column table:style-name="co3" table:default-cell-style-name="ce106"/>
        <table:table-column table:style-name="co4" table:default-cell-style-name="ce106"/>
        <table:table-column table:style-name="co5" table:default-cell-style-name="ce106"/>
        <table:table-column table:style-name="co6" table:default-cell-style-name="ce106"/>
        <table:table-column table:style-name="co1" table:default-cell-style-name="ce106"/>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jeune consultant en système d’information</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les systèmes d’informations utilisés actuellement par LAE soient harmonisés de façon pertinent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sécuriser les données des clients et permettre aux collaborateurs de travailler efficacement.</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7">
          <table:table-cell/>
          <table:covered-table-cell table:number-columns-repeated="2"/>
          <table:table-cell table:style-name="ce118" office:value-type="string" calcext:value-type="string">
            <text:p>Tailored Architecture Framework (<text:a xlink:href="https://pubs.opengroup.org/togaf-standard/architecture-content/chap04.html#tag_04_02_21" xlink:type="simple">TOGAF 4.2.21</text:a>)</text:p>
          </table:table-cell>
          <table:table-cell/>
          <table:table-cell table:style-name="ce136" office:value-type="string" calcext:value-type="string">
            <text:p>Préliminaire, A</text:p>
          </table:table-cell>
          <table:table-cell table:style-name="ce118" office:value-type="string" calcext:value-type="string">
            <text:p>Préliminaire, A, B, C, D, E, F, G, H, Gestion des exigences</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23">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24">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table:table-column table:style-name="co9" table:default-cell-style-name="ce106"/>
        <table:table-column table:style-name="co10" table:default-cell-style-name="ce106"/>
        <table:table-column table:style-name="co11" table:default-cell-style-name="ce106"/>
        <table:table-column table:style-name="co12" table:default-cell-style-name="ce106"/>
        <table:table-column table:style-name="co13" table:default-cell-style-name="ce106"/>
        <table:table-column table:style-name="co14" table:number-columns-repeated="2" table:default-cell-style-name="ce106"/>
        <table:table-column table:style-name="co15" table:default-cell-style-name="ce106"/>
        <table:table-column table:style-name="co16" table:default-cell-style-name="ce106"/>
        <table:table-column table:style-name="co17" table:default-cell-style-name="ce106"/>
        <table:table-column table:style-name="co1" table:number-columns-repeated="995" table:default-cell-style-name="ce106"/>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175" office:value-type="string" calcext:value-type="string" table:number-columns-spanned="5" table:number-rows-spanned="1">
            <text:p>Référentiel TOGAF® 9.2</text:p>
          </table:table-cell>
          <table:covered-table-cell table:number-columns-repeated="4" table:style-name="ce175"/>
          <table:table-cell table:number-columns-repeated="995"/>
        </table:table-row>
        <table:table-row table:style-name="ro5">
          <table:table-cell/>
          <table:covered-table-cell/>
          <table:covered-table-cell table:style-name="ce151"/>
          <table:covered-table-cell table:style-name="ce157"/>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157" office:value-type="string" calcext:value-type="string">
            <text:p>B. Architecture d’entreprise</text:p>
          </table:table-cell>
          <table:table-cell table:style-name="ce157"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190"/>
          <table:covered-table-cell table:number-columns-repeated="2" table:style-name="ce190"/>
          <table:table-cell table:style-name="ce202"/>
          <table:table-cell table:number-columns-repeated="994"/>
        </table:table-row>
        <table:table-row table:style-name="ro15">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Conversation privée avec la Princesse Leia</text:p>
          </table:table-cell>
          <table:covered-table-cell table:style-name="ce161"/>
          <table:table-cell table:style-name="ce170"/>
          <table:table-cell table:style-name="ce185" office:value-type="string" calcext:value-type="string">
            <text:p>_...le système d’information n’est pas centralisé…</text:p>
            <text:p>_...quelq’un a accédé au dossier partagé sur le réseau et a supprimé des informations.</text:p>
          </table:table-cell>
          <table:table-cell table:style-name="ce185" office:value-type="string" calcext:value-type="string">
            <text:p>_...une refonte du système est en cours de réflexion…</text:p>
            <text:p/>
          </table:table-cell>
          <table:table-cell table:style-name="ce191" office:value-type="string" calcext:value-type="string">
            <text:p>_…protéger notre recherche et les dossiers privés de nos patients et sujets de recherche.</text:p>
            <text:p>_...protéger les données et les informations personnelles.</text:p>
            <text:p>_...garantir que seules les personnes autorisées aient accès à une réunion…</text:p>
            <text:p>_...respecter les réglementations de l’industrie et du gouvernement…</text:p>
            <text:p>_...répondre aux standards éthiques et moraux d’Astra Recherche.</text:p>
          </table:table-cell>
          <table:table-cell table:style-name="ce191"/>
          <table:table-cell table:style-name="ce198"/>
          <table:table-cell table:number-columns-repeated="995"/>
        </table:table-row>
        <table:table-row table:style-name="ro17">
          <table:table-cell/>
          <table:covered-table-cell table:style-name="ce107"/>
          <table:table-cell table:style-name="ce154" office:value-type="string" calcext:value-type="string" table:number-columns-spanned="2" table:number-rows-spanned="1">
            <text:p>mail du CEO Jeannette Bond</text:p>
          </table:table-cell>
          <table:covered-table-cell table:style-name="ce115"/>
          <table:table-cell table:style-name="ce170"/>
          <table:table-cell table:style-name="ce186"/>
          <table:table-cell table:style-name="ce186" office:value-type="string" calcext:value-type="string">
            <text:p>...la refonte du système doit être faite en accord avec les processus en vigueur dans les différents services.</text:p>
          </table:table-cell>
          <table:table-cell table:style-name="ce192" table:number-columns-repeated="2"/>
          <table:table-cell table:style-name="ce199"/>
          <table:table-cell table:number-columns-repeated="995"/>
        </table:table-row>
        <table:table-row table:style-name="ro18">
          <table:table-cell/>
          <table:covered-table-cell table:style-name="ce107"/>
          <table:table-cell table:style-name="ce155" office:value-type="string" calcext:value-type="string" table:number-columns-spanned="2" table:number-rows-spanned="1">
            <text:p>cahier des charges</text:p>
          </table:table-cell>
          <table:covered-table-cell table:style-name="ce115"/>
          <table:table-cell table:style-name="ce170"/>
          <table:table-cell table:style-name="ce187" office:value-type="string" calcext:value-type="string">
            <text:p>_...la réputation de l’entreprise s’est bâtie grâce à son engagement auprès des clients, notamment vis-à-vis :</text:p>
            <text:p>     _ de la satisfaction des clients par rapport au service client ;</text:p>
            <text:p>     _ de la sécurité des données, en particulier bancaires et à caractère privé.</text:p>
            <text:p/>
            <text:p>Les collaborateurs ont fait remonter un certain nombre de considérations dont :</text:p>
            <text:p>      _un temps de traitement long, dû au fait de :</text:p>
            <text:p>           _modifier les informations des clients à plusieurs endroits,</text:p>
            <text:p>           _synchroniser des répertoires partagés,</text:p>
            <text:p>           _synchroniser certaines données à la main,</text:p>
            <text:p>           _rediriger les demandes client par téléphone ou email ;</text:p>
            <text:p>      _le manque de fiabilité du système : les informations client ne sont pas toujours mises à jour partout ;</text:p>
            <text:p>      _le manque de robustesse des informations du service légal : en cas de panne, les informations sont rapatriées à la main depuis le serveur de sauvegarde ;</text:p>
            <text:p>      _le manque de sécurité : certaines technologies (Java, Cobol) sont obsolètes et possèdent des failles de sécurité ; les répertoires partagés sont exposés sur le réseau.</text:p>
            <text:p/>
            <text:p>En plus de ces quatre aspects (temps, fiabilité, robustesse, sécurité), nous insistons sur le caractère ingérable de la maintenance, au vu de la diversité de notre parc technologique et applicatif.</text:p>
            <text:p/>
            <text:p/>
            <text:p/>
          </table:table-cell>
          <table:table-cell table:style-name="ce187" office:value-type="string" calcext:value-type="string">
            <text:p>Une réflexion sur la dette technique de l’entreprise et des propositions au long terme seront appréciées.</text:p>
            <text:p/>
            <text:p>En dehors de la collaboration entière de toute l’équipe, LAE met à disposition un ingénieur généraliste en informatique à temps plein (38,5 h/semaine). Toute ressource humaine supplémentaire, comme un développeur d'application pour un langage spécifique, devra être compris dans la limite du budget, comprenant 200 000 euros qui  ont été alloués à la mise en œuvre de ce projet. Ce budget doit couvrir l’établissement des spécifications logicielles et matérielles détaillées, le développement, les tests, l’intégration, l’achat de nouveaux matériels et/ou logiciels, ainsi que les besoins en formation.</text:p>
            <text:p/>
            <text:p>Le système devra être opérationnel d’ici sept mois à compter de la validation de votre solution.</text:p>
            <text:p>L’intégration devra se faire de façon continue, de sorte à ne pas perturber le travail des collaborateurs.</text:p>
            <text:p>Le non-respect de ces conditions entraînera des indemnités compensatrices.</text:p>
            <text:p>Elle pourront être égales au temps payé et non-travaillé des collaborateurs en cas d’incapacité de travail introduite par l’intégration de votre solution.</text:p>
            <text:p>Notez également que chaque journée de retard par rapport à l’échéance entraînera également une indemnité de 200 €.</text:p>
          </table:table-cell>
          <table:table-cell table:style-name="ce193" office:value-type="string" calcext:value-type="string">
            <text:p>_Les informations personnelles retenues par l’entreprise sont, par exemple, les maladies dont souffre le client, ses antécédents judiciaires, et son addiction à la cigarette ou à l’alcool. Ces informations permettent d’évaluer les risques et de proposer un contrat et une tarification cohérents vis-à-vis des risques pris par LEA et des besoins du client.  L’entreprise se décompose en quatre services que sont :</text:p>
            <text:p>      _Le service client, qui est en charge de réceptionner les appels, modifier ou accéder aux informations client et rediriger des appels vers les autres services.</text:p>
            <text:p>      _Le service vente, qui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p>      _Le service contrat, qui établit des contrats pour les besoins du service vente,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p>      _Le service facturation, qui établit une facture après la signature d’un contrat.</text:p>
            <text:p/>
            <text:p> Chaque service possède un référent qui rédige de façon régulière un rapport résumant l’activité de son équipe. Ces rapports sont ensuite lus par le CEO, ce qui lui permet d’adapter la stratégie de l’entreprise.</text:p>
          </table:table-cell>
          <table:table-cell table:style-name="ce193" office:value-type="string" calcext:value-type="string">
            <text:p>Le système d’information (SI) de l’entreprise s’est développé petit à petit depuis une trentaine d’année. Jusqu’à présent, l’entreprise a toujours répondu aux besoins court-termistes des différents services. Ceci a conduit à l’élaboration d’un système en patchwork dans lequel cohabitent des technologies anciennes (par exemple COBOL) et modernes (PHP, javascript). Aujourd’hui, chaque service dispose de son propre SI avec une interface et une base de données dédiées, implémentées dans des langages et avec des technologies différentes. En particulier :</text:p>
            <text:p>     _Le service vente utilise une application web en vuejs/php avec un serveur AWS.</text:p>
            <text:p>     _Le service facturation utilise une application web en java applet/servlet s’exécutant sur un navigateur obsolète. La base de données est hébergée sur un serveur AWS. Toutefois, cette base de données est différente de celle du service client, même si certaines données se recoupent dans les deux bases.</text:p>
            <text:p>     _Le service légal utilise une application en COBOL et SQL. Pour des raisons de sécurité, les contrats sont sauvegardés sur un serveur local, non-accessible depuis internet. Une copie de sauvegarde est effectuée chaque soir sur un serveur local différent. Cette copie est effectuée « à la main » par le responsable informatique.</text:p>
            <text:p>     _Le service client utilise actuellement le téléphone et le mail pour faire remonter les tickets clients, dont l’historique est conservé dans une base de données Microsoft Access située dans un répertoire partagé (une instance est donc présente sur chaque poste).</text:p>
          </table:table-cell>
          <table:table-cell table:style-name="ce200" office:value-type="string" calcext:value-type="string">
            <text:p>Le service client impose l’utilisation d’un outil de ticketing externe. Outre cet aspect, vous êtes libre d’utiliser les technologies de votre choix — sous réserve que ce choix repose sur une argumentation convaincante vis-à-vis des coûts et de la dette technique (frais de maintenance notamment).</text:p>
            <text:p/>
            <text:p/>
          </table:table-cell>
          <table:table-cell table:number-columns-repeated="995"/>
        </table:table-row>
        <table:table-row table:style-name="ro19">
          <table:table-cell/>
          <table:covered-table-cell table:style-name="ce107"/>
          <table:table-cell table:style-name="ce154" office:value-type="string" calcext:value-type="string" table:number-columns-spanned="2" table:number-rows-spanned="1">
            <text:p>audit technique</text:p>
          </table:table-cell>
          <table:covered-table-cell table:style-name="ce115"/>
          <table:table-cell table:style-name="ce170"/>
          <table:table-cell table:style-name="ce186" office:value-type="string" calcext:value-type="string">
            <text:p/>
            <text:p/>
            <text:p/>
          </table:table-cell>
          <table:table-cell table:style-name="ce186" office:value-type="string" calcext:value-type="string">
            <text:p>Notez que chaque application dispose de sa propre base de données (BDD) d’utilisateurs, et des outils d’administration internes permettant leur création, modification ou suppression. Cette information est donnée ici à titre indicatif car la gestion des utilisateurs n’entre pas dans le cadre de cette refonte du système d’information.</text:p>
            <text:p/>
          </table:table-cell>
          <table:table-cell table:style-name="ce192" office:value-type="string" calcext:value-type="string">
            <text:p>La communication entre les services eux-même se fait essentiellement par mail et par téléphone.</text:p>
            <text:p/>
            <text:p>Le service client est l'élément central du système d’information. En effet, il est le premier interlocuteur auprès des clients et redirige les différentes demandes aux services concernés. Cette communication se fait essentiellement par mail et par téléphone.</text:p>
            <text:p/>
            <text:p>Notez que chaque appel ou mail est enregistré dans une base de données Microsoft Access accessible à tous les opérateurs du service client. Cette BDD contient notamment certaines informations client (nom, prénom, mail ou téléphone) et des informations sur les demandes client (motif, date, actions réalisées par l’opérateur). En réalité, chaque opérateur dispose d’une version locale de cette BDD. Ces versions locales sont synchronisées grâce à l’utilisation d’un répertoire partagé  (voir Figure1).</text:p>
            <text:p/>
            <text:p/>
            <text:p/>
            <text:p/>
            <text:p/>
            <text:p/>
          </table:table-cell>
          <table:table-cell table:style-name="ce192" office:value-type="string" calcext:value-type="string">
            <text:p>Le service client dispose également d’un droit d’accès et de modification sur les BDD des services facturation et vente. Pour ce faire, chaque opérateur dispose d’un ordinateur où sont présentes deux applications :</text:p>
            <text:p>       _Une application en Java SE 7 (Update 21) permet de dialoguer avec la BDD du service facturation(Amazon 1, Figure 1). Cette application est la même que celle utilisée par le service facturation.</text:p>
            <text:p>       _Une application en Vue.js (Vue CLI 3) permet de dialoguer avec la BDD du service vente (Amazon 2, Figure 1). Cette application est la même que celle utilisée par le service vente. Le service client ne dispose pas d’un accès direct à la BDD du service légal. La modification des informations client sur cette BDD se fait généralement par une redirection du client au service légal (par mail ou téléphone).</text:p>
            <text:p/>
            <text:p> Le service vente exploite une seule application en Vue.js (Vue CLI 3), qui lui permet de communiquer avec la BDD MySQL (version 8.0) qui lui est dédiée. Cette BDD contient les informations client de contact (prénom, nom, mail, téléphone, disponibilité, etc.) et commerciales (catégorie d’âge, profession, sexe, offres déjà proposées et/ou acceptées).</text:p>
            <text:p>Ces informations sont nécessaires pour prospecter les clients et leur proposer des produits adaptés.</text:p>
            <text:p>Cette BDD est hébergée sur un serveur AWS, nommé Amazon 2, qui exécute un service développé en PHP - Symfony 4 avec API Platform.</text:p>
            <text:p>Ce serveur est également accessible par le service client, qui dispose de la même application Vue.js que le service vente.</text:p>
            <text:p>Le service vente communique également par mail et par téléphone avec les services légal et facturation dans le cadre de son processus Prospecter des clients (voir document processus, partie Processus Vente).</text:p>
            <text:p/>
            <text:p> Le service légal exploite une seule application programmée en COBOL et dialoguant avec une BDD de type SQLite (version 5.7.15).</text:p>
            <text:p>Cette BDD contient les informations client de contact (prénom, nom, mail, téléphone, disponibilité, etc.), comportementales (consommation de tabac, d’alcool, maladies) et une copie numérique de chaque contrat. Cette BDD est hébergée sur un serveur local qui n’est pas visible depuis internet ni par les autres services.</text:p>
            <text:p>En particulier, ce serveur n’est pas accessible depuis le service client. Le service client peut néanmoins rediriger les demandes de modification ou suppression au service légal par mail ou téléphone.</text:p>
            <text:p>Chaque soir, ce serveur est sauvegardé à la main par le responsable informatique sur un disque dur.</text:p>
            <text:p>Le disque dur est ensuite sauvegardé sur un autre serveur local, qui se trouve à un autre endroit du bâtiment (serveur local et serveur de sauvegarde locale, Figure 1).</text:p>
            <text:p>Cette procédure a été initialement prévue pour des raisons de sécurité : il n’y a que le responsable qui peut accéder à ces données ; ces données ne sont pas accessibles depuis l’extérieur de l'entreprise. </text:p>
            <text:p/>
            <text:p>Le service facturation exploite une seule application de type Java applet (Java SE 7, Update 21), qui lui permet de dialoguer avec sa BDD de type MySQL (version 5.6).</text:p>
            <text:p>Cette BDD contient des informations clients de contact (prénom, nom, mail, téléphone, disponibilité, etc.), bancaires (IBAN, autorisation de prélèvement SEPA), ainsi que l’historique des factures pour chaque client. Cette BDD est hébergée sur un serveur AWS dedié, nommé Amazon 1, exécutant un service de type Java servlet (Java EE 6).</text:p>
            <text:p>Ce serveur est également accessible par le service client qui dispose de la même application java que le serveur facturation.</text:p>
          </table:table-cell>
          <table:table-cell table:style-name="ce199"/>
          <table:table-cell table:number-columns-repeated="995"/>
        </table:table-row>
        <table:table-row table:style-name="ro20">
          <table:table-cell/>
          <table:covered-table-cell table:style-name="ce107"/>
          <table:table-cell table:style-name="ce156" office:value-type="string" calcext:value-type="string" table:number-columns-spanned="2" table:number-rows-spanned="1">
            <text:p>processus</text:p>
          </table:table-cell>
          <table:covered-table-cell table:style-name="ce163"/>
          <table:table-cell table:style-name="ce170"/>
          <table:table-cell table:style-name="ce188" office:value-type="string" calcext:value-type="string">
            <text:p>Ce document liste les processus au sein de chaque département (service client, vente, légal, facturation). Les processus liés à la direction (reporting) et à la maintenance informatique ont été indiqués dans la partie Processus Autres. Toutefois, notez qu’il n’est pas demandé dans ce projet d’analyser les processus où intervient le CEO.</text:p>
          </table:table-cell>
          <table:table-cell table:style-name="ce188"/>
          <table:table-cell table:style-name="ce194" office:value-type="string" calcext:value-type="string">
            <text:p>Le service client est le premier interlocuteur lorsqu’un client téléphone ou envoie un mail.</text:p>
            <text:p>Deux actions sont possibles pour les opérateurs :</text:p>
            <text:p>     _modifier ou accéder à des informations client (hors données comportementales — voir audit technologique),</text:p>
            <text:p>     _ou rediriger l’appel vers le service adapté en fonction de la demande.</text:p>
            <text:p/>
            <text:p>Le service légal se compose d’un enquêteur, d’un estimateur, d’un juriste et d’un lead (voir organigramme).</text:p>
            <text:p>Il intervient suite à une demande du service vente pour établir un contrat (voir Processus Vente).</text:p>
            <text:p>Ce processus consiste en trois étapes (voir Établir un contrat, Figure 4).</text:p>
            <text:p>Premièrement, une enquête est menée sur le client par un enquêteur, qui rédige ensuite un rapport d’enquête pour l’estimateur (processus Enquêter, Figure 5).</text:p>
            <text:p>L’estimateur calcule les risques pris par l’entreprise à assurer le client, ce qui permet ensuite de rédiger un contrat adapté et donc de proposer une tarification. Seul le juriste est habilité à rédiger le contrat.</text:p>
            <text:p>Chaque appel ou mail est impérativement loggé dans une base de données Microsoft Access synchronisée entre les opérateurs dans un dossier partagé (voir audit technologique).</text:p>
            <text:p>Ces actions font partie du processus Répondre à un client (Figure 2).</text:p>
            <text:p/>
            <text:p>La fonction du service vente est d’abord de définir une stratégie commerciale.</text:p>
            <text:p>Cette fonction fait intervenir un commercial et le lead du service, et vise l’établissement d’un plan d’action (processus Définir une stratégie commerciale, Figure 2).</text:p>
            <text:p>Dans un deuxième temps, le commercial et le leader collaborent afin de réaliser ce plan d’action (processus Prospecter des clients, Figure 3).</text:p>
            <text:p>Cette réalisation se déroule en plusieurs étapes :</text:p>
            <text:p>     _sélectionner des clients grâce aux informations de la BDD Amazon 2 (âge, profession, etc - voir audit)</text:p>
            <text:p>     _et leur présenter un produit adapté.</text:p>
            <text:p>Dans certains cas, le client est intéressé et demande un contrat (qui fait office de devis).</text:p>
            <text:p> Ce contrat est établi par le service légal.</text:p>
            <text:p>Après signature du contrat, les informations client sont mises à jour et le service vente demande au service facturation de facturer le client.</text:p>
            <text:p/>
            <text:p>La facturation intervient une fois un contrat signé par le service vente (voir Processus Vente).</text:p>
            <text:p>L’établissement d’une facture fait intervenir trois acteurs (voir organigramme).</text:p>
            <text:p>L’assistant comptable accède aux informations client et rédige une facture.</text:p>
            <text:p>Cette facture est validée par le comptable ou le lead (qui est également comptable).</text:p>
            <text:p>L’historique du client est ensuite mise à jour. Une copie numérique du contrat est notamment enregistrée (voir audit).</text:p>
            <text:p>Cette opération de mise à jour est réalisée indifféremment par le lead, le comptable ou l’assistant comptable suivant leur disponibilité (Figure 6).</text:p>
            <text:p/>
            <text:p>Cette partie regroupe les processus de maintenance informatique et de gestion de l’entreprise.</text:p>
            <text:p>Le responsable informatique intervient principalement dans le processus de Sauvegarde Journalière (Figure 7). Ce processus consiste à sauvegarder, une fois par jour, les données depuis le serveur local du service légal vers le serveur local de sauvegarde (voir audit).</text:p>
            <text:p>Le processus Reporter (Figure 8) est commun aux leads de chaque service. Chaque lead fait quotidiennement le point avec les membres de l’équipe. Cette réunion informelle prend la forme d’un rapport (daily report) qui est adressé chaque jour au CEO.</text:p>
            <text:p>Le CEO agrège l’ensemble des daily reports en provenance des différents services et les analyse afin d’adapter la stratégie de l’entreprise (Figure 9). Les processus de gestion de l’entreprise sont listés ici à titre indicatif, mais ne sont pas étudiés dans ce projet.</text:p>
          </table:table-cell>
          <table:table-cell table:style-name="ce194" office:value-type="string" calcext:value-type="string">
            <text:p>Le service client est le premier interlocuteur lorsqu’un client téléphone ou envoie un mail. Deux actions sont possibles pour les opérateurs : modifier ou accéder à des informations client (hors données comportementales — voir audit technologique), ou rediriger l’appel vers le service adapté en fonction de la demande. Chaque appel ou mail est impérativement loggé dans une base de données Microsoft Access synchronisée entre les opérateurs dans un dossier partagé (voir audit technologique). Ces actions font partie du processus Répondre à un client (Figure 2).</text:p>
          </table:table-cell>
          <table:table-cell table:style-name="ce201"/>
          <table:table-cell table:number-columns-repeated="995"/>
        </table:table-row>
        <table:table-row table:style-name="ro21">
          <table:table-cell/>
          <table:covered-table-cell/>
          <table:table-cell table:style-name="ce154" office:value-type="string" calcext:value-type="string" table:number-columns-spanned="2" table:number-rows-spanned="1">
            <text:p>organigramme</text:p>
          </table:table-cell>
          <table:covered-table-cell table:style-name="ce115"/>
          <table:table-cell table:style-name="ce170"/>
          <table:table-cell table:style-name="ce186" table:number-columns-repeated="2"/>
          <table:table-cell table:style-name="ce192" office:value-type="string" calcext:value-type="string">
            <text:p>L’entreprise se décompose en quatre départements organisés autour du CEO (Figure 1 ci-dessous). Ces quatre départements sont :</text:p>
            <text:p>     _le département facturation ;</text:p>
            <text:p>     _le département légal ;</text:p>
            <text:p>     _le département vente ;</text:p>
            <text:p>     _le service client.</text:p>
            <text:p/>
            <text:p>Bien que ne représentant pas un service, le Responsable Informatique tient une part importante dans la maintenance et la sécurité du système informatique. Il est responsable de la sauvegarde journalière des informations client enregistrées par le service légal (voir document audit).</text:p>
            <text:p/>
            <text:p>Le CEO est l’élément central de cette organisation. Le CEO dispose de ses propres outils et technologies, et l’étude de son métier ne fait pas partie de ce projet. Il agrège les rapports journaliers des services et établit une stratégie d’entreprise.</text:p>
            <text:p/>
            <text:p>Le Responsable Informatique et le CEO interviennent respectivement dans les processus :</text:p>
            <text:p>     _Sauvegarde journalière (voir document processus, partie Processus Autres).</text:p>
            <text:p>     _Adopter une stratégie, document processus, partie Processus Autres).</text:p>
            <text:p/>
            <text:p>Le département service client se compose de quatre Opérateurs humains, dont un référent technique appelé aussi Lead Service-Client (Figure 2).</text:p>
            <text:p>Le service client intervient dans les processus suivants :</text:p>
            <text:p>      _Répondre à un client (voir document processus, partie Processus Service-Client).</text:p>
            <text:p>      _Reporter (voir document processus, partie Processus Autres).</text:p>
            <text:p/>
            <text:p>Le département vente se compose de trois personnes : le Vendeur, le Commercial et le Lead Vente (Figure 3).</text:p>
            <text:p>Le département vente intervient dans les processus suivants :</text:p>
            <text:p>     _Établir une stratégie commerciale (voir document processus, partie Processus Vente).</text:p>
            <text:p>     _Prospecter des clients (voir document processus, partie Processus Vente).</text:p>
            <text:p>     _Reporter (voir document processus, partie Processus Autres).</text:p>
            <text:p/>
            <text:p>Le département Légal se compose de quatre personnes, nécessaires à l’élaboration d’un contrat (Figure 4) : L’Enquêteur agrège les informations sur les clients, notamment les informations sur des comportements à risque tels que la consommation de cigarettes, d’alcool ou la présence d’une maladie rare (type cancer ou maladie dégénérative).</text:p>
            <text:p>Ces informations sont ensuite exploitées par l’Estimateur qui évalue les risques pris par LAE en assurant un client.</text:p>
            <text:p>Ces informations vont permettre au Juriste d’établir un contrat et une tarification adaptés aux besoins du client et aux risques pris par l’entreprise.</text:p>
            <text:p>Le département légal intervient dans les processus suivants :</text:p>
            <text:p>     _Enquêter (document processus, partie Processus Légal).</text:p>
            <text:p>     _Établir un contrat (document processus, partie Processus Légal).R</text:p>
            <text:p>     _Établir une stratégie commerciale (document processus, partie Processus Vente).</text:p>
            <text:p>     _Reporter (voir document processus, partie Processus Autres).</text:p>
            <text:p/>
            <text:p>Le département facturation se compose de trois personnes : le Comptable, l’Assistant Comptable et le Lead Facturation.</text:p>
            <text:p>La facturation est généralement faite par l’Assistant Comptable, supervisé par le Comptable.</text:p>
            <text:p>Toutefois, seul le Comptable et le Lead Facturation (lui-même comptable) sont habilités à valider une facture.</text:p>
            <text:p>Le service facturation intervient dans les processus suivants :</text:p>
            <text:p>     _Établir une facture (voir document processus, partie Processus Légal).</text:p>
            <text:p>     _Reporter (voir document processus, partie Processus Facturation).</text:p>
          </table:table-cell>
          <table:table-cell table:style-name="ce192"/>
          <table:table-cell table:style-name="ce199"/>
          <table:table-cell table:number-columns-repeated="995"/>
        </table:table-row>
        <table:table-row table:style-name="ro22">
          <table:table-cell/>
          <table:covered-table-cell/>
          <table:table-cell table:style-name="ce156" office:value-type="string" calcext:value-type="string" table:number-columns-spanned="2" table:number-rows-spanned="1">
            <text:p>Conversation privée avec Antoine Durand (en charge du parc informatique)</text:p>
          </table:table-cell>
          <table:covered-table-cell table:style-name="ce163"/>
          <table:table-cell table:style-name="ce170"/>
          <table:table-cell table:style-name="ce188" office:value-type="string" calcext:value-type="string">
            <text:p>_...le service client utilise un serveur local dont les sauvegardes sont faites manuellement.</text:p>
            <text:p>_...le langage JAVA utilisé par le service de facturation pose des problèmes de sécurité et de compatibilité avec les navigateurs récents.</text:p>
            <text:p>_ Le langage JAVA va devenir difficilement maintenable.</text:p>
          </table:table-cell>
          <table:table-cell table:style-name="ce188" office:value-type="string" calcext:value-type="string">
            <text:p>...rediriger les demandes du service client.</text:p>
            <text:p>_...utiliser un système de ticketiong externe…</text:p>
            <text:p>_...le service client est un service à part entière…</text:p>
            <text:p>_...le service client doit être le seul à pouvoir apporter des modifications.</text:p>
            <text:p>_...le service légal est le seul à pouvoir apporter des précisions (modifications) à un dossier de façon EXCEPTIONNELLE.</text:p>
            <text:p/>
          </table:table-cell>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8-03T08:23:58.731988490</dc:date>
    <meta:editing-duration>PT16H36M43S</meta:editing-duration>
    <meta:editing-cycles>81</meta:editing-cycles>
    <meta:generator>LibreOffice/7.3.4.2$Linux_X86_64 LibreOffice_project/728fec16bd5f605073805c3c9e7c4212a0120dc5</meta:generator>
    <meta:document-statistic meta:table-count="4" meta:cell-count="67" meta:object-count="0"/>
  </office:meta>
</office:document-meta>
</file>